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, sans-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color="#000000" style:font-name="Segoe UI1" fo:font-size="20pt" fo:font-style="normal" style:text-underline-style="none" fo:font-weight="normal" style:font-name-asian="Segoe UI1" style:font-size-asian="20pt" style:font-style-asian="normal" style:font-weight-asian="normal" style:font-name-complex="Segoe UI1" style:font-size-complex="20pt" style:font-style-complex="normal" style:font-weight-complex="normal"/>
    </style:style>
    <style:style style:name="P3" style:family="paragraph" style:parent-style-name="Standard">
      <style:text-properties fo:color="#000000"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6" style:family="paragraph" style:parent-style-name="Standard" style:list-style-name="">
      <style:paragraph-properties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7" style:family="paragraph" style:parent-style-name="Standard" style:list-style-name="">
      <style:paragraph-properties style:text-autospace="none"/>
      <style:text-properties style:font-name="Times New Roman1" fo:font-size="18pt" style:font-name-asian="Times New Roman1" style:font-size-asian="18pt" style:font-name-complex="Times New Roman1" style:font-size-complex="18pt"/>
    </style:style>
    <style:style style:name="T1" style:family="text">
      <style:text-properties fo:color="#000000" style:font-name="Segoe UI1" fo:font-size="13pt" fo:font-weight="bold" style:font-name-asian="Segoe UI1" style:font-size-asian="13pt" style:font-weight-asian="bold" style:font-name-complex="Segoe UI1" style:font-size-complex="13pt" style:font-weight-complex="bold"/>
    </style:style>
    <style:style style:name="T2" style:family="text">
      <style:text-properties fo:color="#000000" style:font-name="Segoe UI1" fo:font-size="20pt" fo:font-weight="normal" style:font-name-asian="Segoe UI1" style:font-size-asian="20pt" style:font-weight-asian="normal" style:font-name-complex="Segoe UI1" style:font-size-complex="20pt" style:font-weight-complex="normal"/>
    </style:style>
    <style:style style:name="T3" style:family="text">
      <style:text-properties fo:color="#000000" style:font-name="Segoe UI1" fo:font-size="20pt" fo:font-style="italic" fo:font-weight="normal" style:font-name-asian="Segoe UI1" style:font-size-asian="20pt" style:font-style-asian="italic" style:font-weight-asian="normal" style:font-name-complex="Segoe UI1" style:font-size-complex="20pt" style:font-style-complex="italic" style:font-weight-complex="normal"/>
    </style:style>
    <style:style style:name="T4" style:family="text">
      <style:text-properties fo:color="#000000" style:font-name="Segoe UI1" fo:font-size="20pt" fo:font-style="normal" fo:font-weight="normal" style:font-name-asian="Segoe UI1" style:font-size-asian="20pt" style:font-style-asian="normal" style:font-weight-asian="normal" style:font-name-complex="Segoe UI1" style:font-size-complex="20pt" style:font-style-complex="normal" style:font-weight-complex="normal"/>
    </style:style>
    <style:style style:name="T5" style:family="text">
      <style:text-properties fo:color="#000000" style:font-name="Segoe UI1" fo:font-size="20pt" fo:font-style="normal" style:text-underline-style="solid" style:text-underline-width="auto" style:text-underline-color="font-color" fo:font-weight="bold" style:font-name-asian="Segoe UI1" style:font-size-asian="20pt" style:font-style-asian="normal" style:font-weight-asian="bold" style:font-name-complex="Segoe UI1" style:font-size-complex="20pt" style:font-style-complex="normal" style:font-weight-complex="bold"/>
    </style:style>
    <style:style style:name="T6" style:family="text">
      <style:text-properties fo:color="#000000" style:font-name="Segoe UI1" fo:font-size="20pt" fo:font-style="normal" style:text-underline-style="none" fo:font-weight="normal" style:font-name-asian="Segoe UI1" style:font-size-asian="20pt" style:font-style-asian="normal" style:font-weight-asian="normal" style:font-name-complex="Segoe UI1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font-name="Segoe UI" style:text-blinking="false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 19:10</text:span><text:span text:style-name="T2"> <text:s/>And I fell at his feet to worship him. And he said unto me, See </text:span><text:span text:style-name="T3">thou do it</text:span><text:span text:style-name="T4"> not: I am thy fellowservant, and of thy brethren that have the testimony of Jesus: worship God: for the testimony of Jesus is the </text:span><text:span text:style-name="T5">spirit</text:span><text:span text:style-name="T6"> of </text:span><text:span text:style-name="T5">prophecy</text:span><text:span text:style-name="T6">.</text:span></text:p>
      <text:p text:style-name="P2"/>
      <text:p text:style-name="P2"><text:span text:style-name="T7">Either the Bible is just a old book with no relevance for today or it is indeed the very Word of God.</text:span> </text:p>
      <text:p text:style-name="P2"/>
      <text:p text:style-name="P2">Or from Joseph Seiss in his excellent commentary on the Book of Revelation. </text:p>
      <text:p text:style-name="P2"/>
      <text:p text:style-name="P3">But no true Christian has any right to count on dying. There is</text:p>
      <text:p text:style-name="P5">something that is more certain than death. There are some who will never</text:p>
      <text:p text:style-name="P5">die. Those who are alive and waiting for Christ when he comes, shall never</text:p>
      <text:p text:style-name="P4"><text:span text:style-name="T8">taste of death. They shall be “</text:span><text:span text:style-name="T9">taken</text:span><text:span text:style-name="T8">” as Enoch was taken, as Elijah was</text:span></text:p>
      <text:p text:style-name="P5">taken, as Romanists allege that the Virgin Mary was taken, and as some</text:p>
      <text:p text:style-name="P5">say the Apostle John was taken. The words of Paul upon this point are too</text:p>
      <text:p text:style-name="P5">plain to be misunderstood. He says, “The Lord himself shall descend from</text:p>
      <text:p text:style-name="P6">heaven with a shout,… and we which are alive and remain shall be caught</text:p>
      <text:p text:style-name="P6"/>
      <text:p text:style-name="P7">if someone could reveal to <text:s/>one, things that are shortly to take place, ie soon. I think perhaps we would be interested. </text:p>
      <text:p text:style-name="P6"/>
      <text:p text:style-name="P7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, sans-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3T11:26:25</meta:creation-date>
    <dc:date>2024-11-05T13:28:18.19</dc:date>
    <meta:editing-duration>PT5M58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12" meta:word-count="212" meta:character-count="1099"/>
  </office:meta>
</office:document-meta>
</file>